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dash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7" style:family="graphic" style:parent-style-name="standard">
      <style:graphic-properties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5" draw:id="id15" draw:layer="layout" svg:width="4cm" svg:height="3.5cm" svg:x="13.5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cm" svg:height="0.5cm" svg:x="4.5cm" svg:y="18.5cm">
          <text:p text:style-name="P1"><text:span text:style-name="T1">gazeb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cm" svg:y1="17.5cm" svg:x2="28.7cm" svg:y2="17.5cm">
          <text:p/>
        </draw:line>
        <draw:custom-shape draw:style-name="gr2" draw:text-style-name="P2" xml:id="id8" draw:id="id8" draw:layer="layout" svg:width="3cm" svg:height="0.5cm" svg:x="16cm" svg:y="19.5cm">
          <text:p text:style-name="P1"><text:span text:style-name="T1">pr2_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3cm" svg:height="0.5cm" svg:x="14cm" svg:y="19cm">
          <text:p text:style-name="P1"><text:span text:style-name="T1">erratic_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3cm" svg:height="0.5cm" svg:x="12cm" svg:y="18.5cm">
          <text:p text:style-name="P1"><text:span text:style-name="T1">p2os_ur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3cm" svg:height="0.5cm" svg:x="25.7cm" svg:y="19.5cm">
          <text:p text:style-name="P1"><text:span text:style-name="T1">pr2_&lt;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3cm" svg:height="0.5cm" svg:x="23.7cm" svg:y="19cm">
          <text:p text:style-name="P1"><text:span text:style-name="T1">erratic_p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3cm" svg:height="0.5cm" svg:x="21.7cm" svg:y="18.5cm">
          <text:p text:style-name="P1"><text:span text:style-name="T1">p2os_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3cm" svg:height="0.5cm" svg:x="14cm" svg:y="16.5cm">
          <text:p text:style-name="P1"><text:span text:style-name="T1">my_robot_de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.5cm" svg:y1="15.5cm" svg:x2="6cm" svg:y2="18.5cm" draw:start-shape="id1" draw:start-glue-point="2" draw:end-shape="id2" draw:end-glue-point="0" svg:d="m2500 15500 3500 3000">
          <text:p/>
        </draw:connector>
        <draw:connector draw:style-name="gr5" draw:text-style-name="P1" draw:layer="layout" draw:type="line" svg:x1="4.5cm" svg:y1="14.5cm" svg:x2="6cm" svg:y2="18.5cm" draw:start-shape="id3" draw:start-glue-point="2" draw:end-shape="id2" draw:end-glue-point="0" svg:d="m4500 14500 1500 4000">
          <text:p/>
        </draw:connector>
        <draw:connector draw:style-name="gr5" draw:text-style-name="P1" draw:layer="layout" draw:type="line" svg:x1="6.5cm" svg:y1="13.5cm" svg:x2="6cm" svg:y2="18.5cm" draw:start-shape="id4" draw:start-glue-point="2" draw:end-shape="id2" draw:end-glue-point="0" svg:d="m6500 13500-500 5000">
          <text:p/>
        </draw:connector>
        <draw:custom-shape draw:style-name="gr6" draw:text-style-name="P2" xml:id="id1" draw:id="id1" draw:layer="layout" svg:width="3cm" svg:height="0.5cm" svg:x="1cm" svg:y="15cm">
          <text:p text:style-name="P1"><text:span text:style-name="T1">my_gazebo_driv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3cm" svg:height="0.5cm" svg:x="3cm" svg:y="14cm">
          <text:p text:style-name="P1"><text:span text:style-name="T1">my_gazebo_wor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" draw:id="id4" draw:layer="layout" svg:width="3cm" svg:height="0.5cm" svg:x="5cm" svg:y="13cm">
          <text:p text:style-name="P1"><text:span text:style-name="T1">my_gazebo_rob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5.5cm" svg:y1="17cm" svg:x2="13.5cm" svg:y2="18.5cm" draw:start-shape="id5" draw:start-glue-point="2" draw:end-shape="id6" draw:end-glue-point="0" svg:d="m15500 17000-2000 1500">
          <text:p/>
        </draw:connector>
        <draw:connector draw:style-name="gr5" draw:text-style-name="P1" draw:layer="layout" draw:type="line" svg:x1="15.5cm" svg:y1="17cm" svg:x2="15.5cm" svg:y2="19cm" draw:start-shape="id5" draw:start-glue-point="2" draw:end-shape="id7" draw:end-glue-point="0" svg:d="m15500 17000v2000">
          <text:p/>
        </draw:connector>
        <draw:connector draw:style-name="gr5" draw:text-style-name="P1" draw:layer="layout" draw:type="line" svg:x1="15.5cm" svg:y1="17cm" svg:x2="17.5cm" svg:y2="19.5cm" draw:start-shape="id5" draw:start-glue-point="2" draw:end-shape="id8" draw:end-glue-point="0" svg:d="m15500 17000 2000 2500">
          <text:p/>
        </draw:connector>
        <draw:connector draw:style-name="gr5" draw:text-style-name="P1" draw:layer="layout" draw:type="line" svg:x1="6.5cm" svg:y1="13.5cm" svg:x2="15.5cm" svg:y2="16.5cm" draw:start-shape="id4" draw:start-glue-point="2" draw:end-shape="id5" draw:end-glue-point="0" svg:d="m6500 13500 9000 3000">
          <text:p/>
        </draw:connector>
        <draw:custom-shape draw:style-name="gr7" draw:text-style-name="P2" xml:id="id9" draw:id="id9" draw:layer="layout" svg:width="3cm" svg:height="0.5cm" svg:x="1cm" svg:y="9cm">
          <text:p text:style-name="P1"><text:span text:style-name="T1">my_gazebo_scena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.5cm" svg:y1="9.5cm" svg:x2="2.5cm" svg:y2="15cm" draw:start-shape="id9" draw:start-glue-point="2" draw:end-shape="id1" draw:end-glue-point="0" svg:d="m2500 9500v5500">
          <text:p/>
        </draw:connector>
        <draw:connector draw:style-name="gr5" draw:text-style-name="P1" draw:layer="layout" draw:type="line" svg:x1="2.5cm" svg:y1="9.5cm" svg:x2="4.5cm" svg:y2="14cm" draw:start-shape="id9" draw:start-glue-point="2" draw:end-shape="id3" draw:end-glue-point="0" svg:d="m2500 9500 2000 4500">
          <text:p/>
        </draw:connector>
        <draw:connector draw:style-name="gr5" draw:text-style-name="P1" draw:layer="layout" draw:type="line" svg:x1="2.5cm" svg:y1="9.5cm" svg:x2="6.5cm" svg:y2="13cm" draw:start-shape="id9" draw:start-glue-point="2" draw:end-shape="id4" draw:end-glue-point="0" svg:d="m2500 9500 4000 3500">
          <text:p/>
        </draw:connector>
        <draw:custom-shape draw:style-name="gr6" draw:text-style-name="P2" xml:id="id14" draw:id="id14" draw:layer="layout" svg:width="3cm" svg:height="0.5cm" svg:x="25.7cm" svg:y="9cm">
          <text:p text:style-name="P1"><text:span text:style-name="T1">my_scena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0" draw:id="id10" draw:layer="layout" svg:width="3cm" svg:height="0.5cm" svg:x="25.7cm" svg:y="15cm">
          <text:p text:style-name="P1"><text:span text:style-name="T1">my_driv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7.2cm" svg:y1="15.5cm" svg:x2="23.2cm" svg:y2="18.5cm" draw:start-shape="id10" draw:start-glue-point="2" draw:end-shape="id11" draw:end-glue-point="0" svg:d="m27200 15500-4000 3000">
          <text:p/>
        </draw:connector>
        <draw:connector draw:style-name="gr5" draw:text-style-name="P1" draw:layer="layout" draw:type="line" svg:x1="27.2cm" svg:y1="15.5cm" svg:x2="25.2cm" svg:y2="19cm" draw:start-shape="id10" draw:start-glue-point="2" draw:end-shape="id12" draw:end-glue-point="0" svg:d="m27200 15500-2000 3500">
          <text:p/>
        </draw:connector>
        <draw:connector draw:style-name="gr5" draw:text-style-name="P1" draw:layer="layout" draw:type="line" svg:x1="27.2cm" svg:y1="15.5cm" svg:x2="27.2cm" svg:y2="19.5cm" draw:start-shape="id10" draw:start-glue-point="2" draw:end-shape="id13" draw:end-glue-point="0" svg:d="m27200 15500v4000">
          <text:p/>
        </draw:connector>
        <draw:custom-shape draw:style-name="gr6" draw:text-style-name="P2" draw:layer="layout" svg:width="3cm" svg:height="0.5cm" svg:x="14cm" svg:y="12cm">
          <text:p text:style-name="P1"><text:span text:style-name="T1">my_fuzzy_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cm" svg:height="0.5cm" svg:x="14cm" svg:y="12.5cm">
          <text:p text:style-name="P1"><text:span text:style-name="T1">my_sens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7.2cm" svg:y1="9.5cm" svg:x2="27.2cm" svg:y2="15cm" draw:start-shape="id14" draw:start-glue-point="2" draw:end-shape="id10" draw:end-glue-point="0" svg:d="m27200 9500v5500">
          <text:p/>
        </draw:connector>
        <draw:connector draw:style-name="gr5" draw:text-style-name="P1" draw:layer="layout" draw:type="line" svg:x1="2.5cm" svg:y1="9.5cm" svg:x2="13.5cm" svg:y2="12.75cm" draw:start-shape="id9" draw:start-glue-point="2" draw:end-shape="id15" draw:end-glue-point="3" svg:d="m2500 9500 11000 3250">
          <text:p/>
        </draw:connector>
        <draw:connector draw:style-name="gr5" draw:text-style-name="P1" draw:layer="layout" draw:type="line" svg:x1="27.2cm" svg:y1="9.5cm" svg:x2="17.5cm" svg:y2="12.75cm" draw:start-shape="id14" draw:start-glue-point="2" draw:end-shape="id15" draw:end-glue-point="1" svg:d="m27200 9500-9700 3250">
          <text:p/>
        </draw:connector>
        <draw:custom-shape draw:style-name="gr2" draw:text-style-name="P2" xml:id="id16" draw:id="id16" draw:layer="layout" svg:width="3cm" svg:height="0.5cm" svg:x="1cm" svg:y="18.5cm">
          <text:p text:style-name="P1"><text:span text:style-name="T1">pr2_gazebo_&lt;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.5cm" svg:y1="15.5cm" svg:x2="2.5cm" svg:y2="18.5cm" draw:start-shape="id1" draw:start-glue-point="2" draw:end-shape="id16" draw:end-glue-point="0" svg:d="m2500 15500v3000">
          <text:p/>
        </draw:connector>
        <draw:custom-shape draw:style-name="gr6" draw:text-style-name="P2" draw:layer="layout" svg:width="3cm" svg:height="0.5cm" svg:x="14cm" svg:y="11.5cm">
          <text:p text:style-name="P1"><text:span text:style-name="T1">my_tele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cm" svg:height="0.5cm" svg:x="14cm" svg:y="13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5.5cm" svg:y1="14.5cm" svg:x2="15.5cm" svg:y2="16.5cm" draw:start-shape="id15" draw:start-glue-point="2" draw:end-shape="id5" draw:end-glue-point="0" svg:d="m15500 14500v2000">
          <text:p/>
        </draw:connector>
        <draw:custom-shape draw:style-name="gr2" draw:text-style-name="P2" xml:id="id17" draw:id="id17" draw:layer="layout" svg:width="3cm" svg:height="0.5cm" svg:x="8cm" svg:y="18.5cm">
          <text:p text:style-name="P1"><text:span text:style-name="T1">gazebo_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6.5cm" svg:y1="13.5cm" svg:x2="9.5cm" svg:y2="18.5cm" draw:start-shape="id4" draw:start-glue-point="2" draw:end-shape="id17" draw:end-glue-point="0" svg:d="m6500 13500 3000 5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06T01:07:59</meta:creation-date>
    <dc:date>2011-09-14T14:12:22</dc:date>
    <meta:editing-duration>PT3H58M53S</meta:editing-duration>
    <meta:editing-cycles>14</meta:editing-cycles>
    <meta:generator>LibreOffice/3.3$Unix LibreOffice_project/330m19$Build-301</meta:generator>
    <meta:document-statistic meta:object-count="41"/>
  </office:meta>
</office:document-meta>
</file>